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ac0f3" officeooo:paragraph-rsid="003aee54"/>
    </style:style>
    <style:style style:name="P2" style:family="paragraph" style:parent-style-name="Header">
      <style:text-properties officeooo:rsid="001ac0f3" officeooo:paragraph-rsid="001ac0f3"/>
    </style:style>
    <style:style style:name="P3" style:family="paragraph" style:parent-style-name="Footer">
      <style:text-properties officeooo:rsid="001ac0f3" officeooo:paragraph-rsid="001ac0f3"/>
    </style:style>
    <style:style style:name="P4" style:family="paragraph" style:parent-style-name="Standard">
      <style:text-properties officeooo:paragraph-rsid="003cfb14"/>
    </style:style>
    <style:style style:name="P5" style:family="paragraph" style:parent-style-name="Text_20_body">
      <style:text-properties officeooo:paragraph-rsid="003cfb14"/>
    </style:style>
    <style:style style:name="P6" style:family="paragraph" style:parent-style-name="Text_20_body">
      <style:text-properties officeooo:rsid="00264af6" officeooo:paragraph-rsid="003cfb14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36d2b"/>
    </style:style>
    <style:style style:name="T2" style:family="text">
      <style:text-properties officeooo:rsid="0040c52b"/>
    </style:style>
    <style:style style:name="T3" style:family="text">
      <style:text-properties officeooo:rsid="00468f81"/>
    </style:style>
    <style:style style:name="T4" style:family="text">
      <style:text-properties officeooo:rsid="00264af6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><office:annotation loext:resolved="false"><dc:creator>sge</dc:creator><dc:date>2017-07-13T11:59:21</dc:date><text:p text:style-name="P8">do text if view.context_var('doc_intro')</text:p><text:p text:style-name="P8">from pod(content=doc_intro.odt_file.data, format='odt', managePageStyles=None)</text:p></office:annotation><text:span text:style-name="T1">ne pas effacer cette ligne</text:span></text:p>
      <text:p text:style-name="Text_20_body"/>
      <text:section text:style-name="Sect1" text:name="Section avec variable">
        <text:p text:style-name="P5"><text:span text:style-name="T4"><office:annotation loext:resolved="false"><dc:creator>sge</dc:creator><dc:date>2022-10-20T10:45:47.006974021</dc:date><meta:creator-initials>sge</meta:creator-initials><text:p text:style-name="P9"><text:span text:style-name="T5">do section- with ce=view.real_context.get_replied()</text:span></text:p><text:p text:style-name="P9"><text:span text:style-name="T5">if ce is not None</text:span></text:p><text:p text:style-name="P9"><text:span text:style-name="T5">with ce_view=view.getDGHV(ce); ce_fp=next(iter(ce.get_mainfiles()), None)</text:span></text:p></office:annotation></text:span><text:span text:style-name="T4">Nous accusons bonne réception de votre courrier </text:span><text:span text:style-name="T2">réceptionné le</text:span><text:span text:style-name="T4"> </text:span><text:span text:style-name="T4"><text:text-input text:description="">view.display_date(date=ce.reception_date, custom_format='%d %B %Y')</text:text-input></text:span><text:span text:style-name="T4">, relatif à l’objet repris sous rubrique.</text:span></text:p>
        <text:p text:style-name="P6"/>
        <text:p text:style-name="P6">Nous le transmettons au Service « <text:text-input text:description="">ce_view.display_voc('treating_groups')</text:text-input> » qui ne manquera pas de revenir vers vous.</text:p>
        <text:p text:style-name="P6"/>
        <text:p text:style-name="P6">Vous trouverez ci-dessus les coordonnées de l’agent pour le suivi de votre dossier qui porte la référence « <text:text-input text:description="">ce.internal_reference_no</text:text-input> » <text:span text:style-name="T3">(ou « </text:span><text:span text:style-name="T3"><text:text-input text:description="">ce_fp and view.get_value('scan_id', obj=ce_fp, default='') or ''</text:text-input></text:span><text:span text:style-name="T3"> »)</text:span>, celle-ci sera reprise dans tous les courriers échangés.</text:p>
        <text:p text:style-name="P6"/>
      </text:section>
      <text:p text:style-name="P4"><office:annotation loext:resolved="false"><dc:creator>sge</dc:creator><dc:date>2017-07-13T12:00:28</dc:date><text:p text:style-name="P8">do text if view.context_var('doc_fin')</text:p><text:p text:style-name="P8">from pod(content=doc_fin.odt_file.data, format='odt', managePageStyles=None)</text:p></office:annotation></text:p>
      <text:p text:style-name="Standard"><office:annotation loext:resolved="false"><dc:creator>sge</dc:creator><dc:date>2017-07-13T12:00:28</dc:date><text:p text:style-name="P8">do text if view.context_var('doc_fin')</text:p><text:p text:style-name="P8">from pod(content=doc_fin.odt_file.data, format='odt', managePageStyles=None)</text:p></office:annotation><text:span text:style-name="T1">ne pas effacer cette lig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c0f3" officeooo:paragraph-rsid="003aee54"/>
    </style:style>
    <style:style style:name="MP2" style:family="paragraph" style:parent-style-name="Header">
      <style:text-properties officeooo:rsid="001ac0f3" officeooo:paragraph-rsid="001ac0f3"/>
    </style:style>
    <style:style style:name="MP3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office:annotation loext:resolved="false"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3"><office:annotation loext:resolved="false"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7.3.6.2$Linux_X86_64 LibreOffice_project/30$Build-2</meta:generator>
    <dc:date>2022-10-20T14:33:59.250024714</dc:date>
    <meta:editing-duration>PT26M27S</meta:editing-duration>
    <meta:editing-cycles>35</meta:editing-cycles>
    <meta:document-statistic meta:table-count="0" meta:image-count="0" meta:object-count="0" meta:page-count="1" meta:paragraph-count="9" meta:word-count="107" meta:character-count="690" meta:non-whitespace-character-count="600"/>
  </office:meta>
</office:document-meta>
</file>